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4008in"/>
    </style:style>
    <style:style style:name="co3" style:family="table-column">
      <style:table-column-properties fo:break-before="auto" style:column-width="0.8382in"/>
    </style:style>
    <style:style style:name="co4" style:family="table-column">
      <style:table-column-properties fo:break-before="auto" style:column-width="0.3874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252in"/>
    </style:style>
    <style:style style:name="co9" style:family="table-column">
      <style:table-column-properties fo:break-before="auto" style:column-width="1.0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achName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hinook</text:p>
          </table:table-cell>
          <table:table-cell office:value-type="string" calcext:value-type="string">
            <text:p>Steelhead</text:p>
          </table:table-cell>
          <table:table-cell office:value-type="string" calcext:value-type="string">
            <text:p>RestorationAge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88.9" calcext:value-type="float">
            <text:p>88.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42.8" calcext:value-type="float">
            <text:p>42.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24.8" calcext:value-type="float">
            <text:p>24.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65.3" calcext:value-type="float">
            <text:p>65.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68.8" calcext:value-type="float">
            <text:p>168.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A</text:p>
          </table:table-cell>
          <table:table-cell office:value-type="string" calcext:value-type="string">
            <text:p>STA</text:p>
          </table:table-cell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592" calcext:value-type="float">
            <text:p>1592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31.8" calcext:value-type="float">
            <text:p>131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31.3" calcext:value-type="float">
            <text:p>131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201.5" calcext:value-type="float">
            <text:p>201.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240.3" calcext:value-type="float">
            <text:p>240.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23.3" calcext:value-type="float">
            <text:p>123.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B</text:p>
          </table:table-cell>
          <table:table-cell office:value-type="string" calcext:value-type="string">
            <text:p>STB</text:p>
          </table:table-cell>
          <table:table-cell office:value-type="float" office:value="2022" calcext:value-type="float">
            <text:p>2022</text:p>
          </table:table-cell>
          <table:table-cell office:value-type="float" office:value="199.8" calcext:value-type="float">
            <text:p>199.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37.5" calcext:value-type="float">
            <text:p>37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57.5" calcext:value-type="float">
            <text:p>157.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85.5" calcext:value-type="float">
            <text:p>85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StormyC</text:p>
          </table:table-cell>
          <table:table-cell office:value-type="string" calcext:value-type="string">
            <text:p>STC</text:p>
          </table:table-cell>
          <table:table-cell office:value-type="float" office:value="2022" calcext:value-type="float">
            <text:p>2022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22" calcext:value-type="float">
            <text:p>2022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22" calcext:value-type="float">
            <text:p>20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22" calcext:value-type="float">
            <text:p>2022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22" calcext:value-type="float">
            <text:p>2022</text:p>
          </table:table-cell>
          <table:table-cell office:value-type="float" office:value="900" calcext:value-type="float">
            <text:p>900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22" calcext:value-type="float">
            <text:p>2022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43.8" calcext:value-type="float">
            <text:p>43.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22" calcext:value-type="float">
            <text:p>202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D</text:p>
          </table:table-cell>
          <table:table-cell office:value-type="string" calcext:value-type="string">
            <text:p>GRD</text:p>
          </table:table-cell>
          <table:table-cell office:value-type="float" office:value="2022" calcext:value-type="float">
            <text:p>2022</text:p>
          </table:table-cell>
          <table:table-cell office:value-type="float" office:value="25.5" calcext:value-type="float">
            <text:p>25.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57.5" calcext:value-type="float">
            <text:p>157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90.3" calcext:value-type="float">
            <text:p>9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240.3" calcext:value-type="float">
            <text:p>240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E</text:p>
          </table:table-cell>
          <table:table-cell office:value-type="string" calcext:value-type="string">
            <text:p>GRE</text:p>
          </table:table-cell>
          <table:table-cell office:value-type="float" office:value="2022" calcext:value-type="float">
            <text:p>202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GrayF</text:p>
          </table:table-cell>
          <table:table-cell office:value-type="string" calcext:value-type="string">
            <text:p>GRF</text:p>
          </table:table-cell>
          <table:table-cell office:value-type="float" office:value="2022" calcext:value-type="float">
            <text:p>2022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24.07" calcext:value-type="float">
            <text:p>24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4.7" calcext:value-type="float">
            <text:p>14.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27.03" calcext:value-type="float">
            <text:p>27.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88.92" calcext:value-type="float">
            <text:p>88.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7.94" calcext:value-type="float">
            <text:p>17.9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22.05" calcext:value-type="float">
            <text:p>22.0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8.4" calcext:value-type="float">
            <text:p>18.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9.22" calcext:value-type="float">
            <text:p>19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29.64" calcext:value-type="float">
            <text:p>29.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7.2" calcext:value-type="float">
            <text:p>17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H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29.75" calcext:value-type="float">
            <text:p>29.7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35.4" calcext:value-type="float">
            <text:p>35.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33.25" calcext:value-type="float">
            <text:p>33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58.24" calcext:value-type="float">
            <text:p>58.2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38.11" calcext:value-type="float">
            <text:p>38.1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95.2" calcext:value-type="float">
            <text:p>95.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37.44" calcext:value-type="float">
            <text:p>37.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HarrisonSC</text:p>
          </table:table-cell>
          <table:table-cell office:value-type="string" calcext:value-type="string">
            <text:p>HSC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27.5" calcext:value-type="float">
            <text:p>27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25.42" calcext:value-type="float">
            <text:p>25.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6.24" calcext:value-type="float">
            <text:p>16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25.62" calcext:value-type="float">
            <text:p>25.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6.63" calcext:value-type="float">
            <text:p>6.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9.92" calcext:value-type="float">
            <text:p>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E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.99" calcext:value-type="float">
            <text:p>15.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24.3" calcext:value-type="float">
            <text:p>24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310.05" calcext:value-type="float">
            <text:p>310.05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PU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2.75" calcext:value-type="float">
            <text:p>12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4.28" calcext:value-type="float">
            <text:p>14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9.25" calcext:value-type="float">
            <text:p>9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0.92" calcext:value-type="float">
            <text:p>1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26.97" calcext:value-type="float">
            <text:p>26.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35.67" calcext:value-type="float">
            <text:p>35.6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33.32" calcext:value-type="float">
            <text:p>33.3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0.81" calcext:value-type="float">
            <text:p>10.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YAK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52.8" calcext:value-type="float">
            <text:p>52.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84.87" calcext:value-type="float">
            <text:p>84.8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92.92" calcext:value-type="float">
            <text:p>192.9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49.2" calcext:value-type="float">
            <text:p>49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43.5" calcext:value-type="float">
            <text:p>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05.9" calcext:value-type="float">
            <text:p>105.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44.45" calcext:value-type="float">
            <text:p>44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86.19" calcext:value-type="float">
            <text:p>86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68.68" calcext:value-type="float">
            <text:p>68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61.94" calcext:value-type="float">
            <text:p>6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45.63" calcext:value-type="float">
            <text:p>45.6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1.33" calcext:value-type="float">
            <text:p>151.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71.4" calcext:value-type="float">
            <text:p>7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66.8" calcext:value-type="float">
            <text:p>66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232.2" calcext:value-type="float">
            <text:p>232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11.32" calcext:value-type="float">
            <text:p>111.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69.3" calcext:value-type="float">
            <text:p>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36.4" calcext:value-type="float">
            <text:p>3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30.81" calcext:value-type="float">
            <text:p>3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table:number-columns-repeated="2" office:value-type="string" calcext:value-type="string">
            <text:p>3D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storedUntreated</text:p>
          </table:table-cell>
          <table:table-cell office:value-type="string" calcext:value-type="string">
            <text:p>Dillwater</text:p>
          </table:table-cell>
          <table:table-cell office:value-type="string" calcext:value-type="string">
            <text:p>DLW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HAT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HarrisonUp</text:p>
          </table:table-cell>
          <table:table-cell office:value-type="string" calcext:value-type="string">
            <text:p>HR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KIO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nrestoredUntreated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ROA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4:50:36.837264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5-05-13T11:14:21.303406537</dc:date>
    <meta:editing-duration>PT8M5S</meta:editing-duration>
    <meta:editing-cycles>3</meta:editing-cycles>
    <meta:document-statistic meta:table-count="1" meta:cell-count="7352" meta:object-count="0"/>
  </office:meta>
</office:document-meta>
</file>